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729fcf" draw:fill-color="#729fcf" draw:textarea-horizontal-align="center" draw:textarea-vertical-align="middle" draw:auto-grow-height="false" fo:wrap-option="no-wrap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1.143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none" svg:stroke-color="#000000" draw:fill="none" draw:fill-color="#ffffff" fo:min-height="0.258cm"/>
    </style:style>
    <style:style style:name="gr12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21.59cm" fo:text-align="start" fo:text-indent="0cm"/>
    </style:style>
    <style:style style:name="P3" style:family="paragraph">
      <style:paragraph-properties fo:margin-left="0cm" fo:margin-right="21.59cm" fo:text-align="start" fo:text-indent="0cm"/>
      <style:text-properties fo:text-shadow="non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text-shadow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4.572cm" svg:x="1.381cm" svg:y="9.891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4.572cm" svg:x="7.731cm" svg:y="9.891cm">
          <text:p text:style-name="P2"><text:span text:style-name="T1"><text:s text:c="121"/></text:span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4.572cm" svg:x="11.287cm" svg:y="9.891cm">
          <text:p text:style-name="P1">Next State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12.177cm" svg:x2="7.731cm" svg:y2="12.177cm">
          <text:p/>
        </draw:line>
        <draw:line draw:style-name="gr4" draw:text-style-name="P1" xml:id="id1" draw:id="id1" draw:layer="layout" svg:x1="9.763cm" svg:y1="12.177cm" svg:x2="11.287cm" svg:y2="12.177cm">
          <text:p/>
        </draw:line>
        <draw:line draw:style-name="gr4" draw:text-style-name="P1" xml:id="id2" draw:id="id2" draw:layer="layout" svg:x1="5.445cm" svg:y1="16.114cm" svg:x2="5.445cm" svg:y2="14.463cm">
          <text:p/>
        </draw:line>
        <draw:connector draw:style-name="gr5" draw:text-style-name="P1" draw:layer="layout" draw:line-skew="2.846cm" svg:x1="10.525cm" svg:y1="12.177cm" svg:x2="5.445cm" svg:y2="16.114cm" draw:start-shape="id1" draw:start-glue-point="0" draw:end-shape="id2" draw:end-glue-point="2" svg:d="M10525 12177v3937h-5080" svg:viewBox="0 0 5081 3938">
          <text:p/>
        </draw:connector>
        <draw:custom-shape draw:style-name="gr6" draw:text-style-name="P1" draw:layer="layout" svg:width="0.762cm" svg:height="0.762cm" draw:transform="rotate (-1.56451314148772) translate (8.493cm 13.4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81cm" svg:height="0.962cm" draw:transform="rotate (1.58144283523206) translate (6.388cm 11.669cm)">
          <draw:text-box>
            <text:p>Next State</text:p>
          </draw:text-box>
        </draw:frame>
        <draw:frame draw:style-name="gr7" draw:text-style-name="P4" draw:layer="layout" svg:width="4.69cm" svg:height="0.962cm" draw:transform="rotate (1.58144283523206) translate (9.944cm 11.669cm)">
          <draw:text-box>
            <text:p>Current State</text:p>
          </draw:text-box>
        </draw:frame>
        <draw:custom-shape draw:style-name="gr6" draw:text-style-name="P1" draw:layer="layout" svg:width="0.381cm" svg:height="0.381cm" svg:x="8.62cm" svg:y="1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889cm" svg:y1="7.859cm" svg:x2="1.889cm" svg:y2="9.891cm">
          <text:p/>
        </draw:line>
        <draw:line draw:style-name="gr4" draw:text-style-name="P4" draw:layer="layout" svg:x1="2.905cm" svg:y1="7.859cm" svg:x2="2.905cm" svg:y2="9.891cm">
          <text:p/>
        </draw:line>
        <draw:line draw:style-name="gr4" draw:text-style-name="P4" draw:layer="layout" svg:x1="3.794cm" svg:y1="7.859cm" svg:x2="3.794cm" svg:y2="9.891cm">
          <text:p/>
        </draw:line>
        <draw:frame draw:style-name="gr8" draw:text-style-name="P5" draw:layer="layout" svg:width="4.445cm" svg:height="0.806cm" draw:transform="rotate (1.57952297305487) translate (1.547cm 7.992cm)">
          <draw:text-box>
            <text:p><text:span text:style-name="T2">fifo_write</text:span></text:p>
          </draw:text-box>
        </draw:frame>
        <draw:frame draw:style-name="gr8" draw:text-style-name="P5" draw:layer="layout" svg:width="4.445cm" svg:height="0.806cm" draw:transform="rotate (1.57952297305487) translate (2.519cm 7.999cm)">
          <draw:text-box>
            <text:p><text:span text:style-name="T2">fifo_w_data</text:span></text:p>
          </draw:text-box>
        </draw:frame>
        <draw:frame draw:style-name="gr8" draw:text-style-name="P5" draw:layer="layout" svg:width="4.445cm" svg:height="0.806cm" draw:transform="rotate (1.57952297305487) translate (3.408cm 7.992cm)">
          <draw:text-box>
            <text:p><text:span text:style-name="T2">next_triangle</text:span></text:p>
          </draw:text-box>
        </draw:frame>
        <draw:line draw:style-name="gr4" draw:text-style-name="P4" draw:layer="layout" svg:x1="13.7cm" svg:y1="14.463cm" svg:x2="13.7cm" svg:y2="16.495cm">
          <text:p/>
        </draw:line>
        <draw:line draw:style-name="gr4" draw:text-style-name="P4" draw:layer="layout" svg:x1="15.097cm" svg:y1="14.463cm" svg:x2="15.097cm" svg:y2="16.495cm">
          <text:p/>
        </draw:line>
        <draw:line draw:style-name="gr4" draw:text-style-name="P4" draw:layer="layout" svg:x1="14.335cm" svg:y1="14.463cm" svg:x2="14.335cm" svg:y2="16.495cm">
          <text:p/>
        </draw:line>
        <draw:line draw:style-name="gr4" draw:text-style-name="P4" draw:layer="layout" svg:x1="15.732cm" svg:y1="14.463cm" svg:x2="15.732cm" svg:y2="16.495cm">
          <text:p/>
        </draw:line>
        <draw:frame draw:style-name="gr7" draw:text-style-name="P5" draw:layer="layout" svg:width="4.445cm" svg:height="0.889cm" draw:transform="rotate (1.5707963267949) translate (13.319cm 20.558cm)">
          <draw:text-box>
            <text:p><text:span text:style-name="T2">opcode_received</text:span></text:p>
          </draw:text-box>
        </draw:frame>
        <draw:frame draw:style-name="gr7" draw:text-style-name="P5" draw:layer="layout" svg:width="4.445cm" svg:height="0.889cm" draw:transform="rotate (1.5707963267949) translate (13.827cm 19.669cm)">
          <draw:text-box>
            <text:p><text:span text:style-name="T2">frame_ready</text:span></text:p>
          </draw:text-box>
        </draw:frame>
        <draw:frame draw:style-name="gr7" draw:text-style-name="P5" draw:layer="layout" svg:width="4.445cm" svg:height="0.889cm" draw:transform="rotate (1.5707963267949) translate (14.589cm 19.416cm)">
          <draw:text-box>
            <text:p><text:span text:style-name="T2">data_ready</text:span></text:p>
          </draw:text-box>
        </draw:frame>
        <draw:frame draw:style-name="gr7" draw:text-style-name="P5" draw:layer="layout" svg:width="4.445cm" svg:height="0.889cm" draw:transform="rotate (1.5707963267949) translate (15.351cm 18.653cm)">
          <draw:text-box>
            <text:p><text:span text:style-name="T2">TexNum</text:span></text:p>
          </draw:text-box>
        </draw:frame>
        <draw:frame draw:style-name="gr9" draw:text-style-name="P6" draw:layer="layout" svg:width="2.413cm" svg:height="1.393cm" svg:x="5.572cm" svg:y="11.927cm">
          <draw:text-box>
            <text:p text:style-name="P1"><text:span text:style-name="T3">/</text:span></text:p>
            <text:p text:style-name="P1"><text:span text:style-name="T3">4</text:span></text:p>
          </draw:text-box>
        </draw:frame>
        <draw:frame draw:style-name="gr9" draw:text-style-name="P6" draw:layer="layout" svg:width="2.413cm" svg:height="1.393cm" svg:x="8.874cm" svg:y="11.927cm">
          <draw:text-box>
            <text:p text:style-name="P1"><text:span text:style-name="T3">/</text:span></text:p>
            <text:p text:style-name="P1"><text:span text:style-name="T3">4</text:span></text:p>
          </draw:text-box>
        </draw:frame>
        <draw:frame draw:style-name="gr9" draw:text-style-name="P6" draw:layer="layout" svg:width="2.413cm" svg:height="1.393cm" draw:transform="rotate (1.5707963267949) translate (15.482cm 16.367cm)">
          <draw:text-box>
            <text:p text:style-name="P1"><text:span text:style-name="T3">/</text:span></text:p>
            <text:p text:style-name="P1"><text:span text:style-name="T3">8</text:span></text:p>
          </draw:text-box>
        </draw:frame>
        <draw:custom-shape draw:style-name="gr6" draw:text-style-name="P7" draw:layer="layout" svg:width="0.762cm" svg:height="0.762cm" svg:x="3.457cm" svg:y="13.7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2cm" svg:height="0.762cm" draw:transform="rotate (-1.56451314148772) translate (12.09cm 13.4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381cm" svg:height="0.381cm" svg:x="2.316cm" svg:y="1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2.095cm" svg:y="9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651cm" svg:height="1.139cm" svg:x="3.332cm" svg:y="14.463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6.761cm" svg:y="13.447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10.317cm" svg:y="13.451cm">
          <draw:text-box>
            <text:p><text:span text:style-name="T2">clk</text:span></text:p>
          </draw:text-box>
        </draw:frame>
        <draw:frame draw:style-name="gr10" draw:text-style-name="P8" draw:layer="layout" svg:width="1.651cm" svg:height="1.139cm" svg:x="1.681cm" svg:y="14.721cm">
          <draw:text-box>
            <text:p><text:span text:style-name="T2">reset</text:span></text:p>
          </draw:text-box>
        </draw:frame>
        <draw:frame draw:style-name="gr10" draw:text-style-name="P8" draw:layer="layout" svg:width="1.651cm" svg:height="1.139cm" svg:x="8.031cm" svg:y="14.721cm">
          <draw:text-box>
            <text:p><text:span text:style-name="T2">reset</text:span></text:p>
          </draw:text-box>
        </draw:frame>
        <draw:frame draw:style-name="gr10" draw:text-style-name="P8" draw:layer="layout" svg:width="1.651cm" svg:height="1.139cm" svg:x="11.46cm" svg:y="8.752cm">
          <draw:text-box>
            <text:p><text:span text:style-name="T2">reset</text:span></text:p>
          </draw:text-box>
        </draw:frame>
        <draw:frame draw:style-name="gr9" draw:text-style-name="P6" draw:layer="layout" svg:width="2.413cm" svg:height="1.393cm" draw:transform="rotate (1.52978108937303) translate (2.524cm 9.961cm)">
          <draw:text-box>
            <text:p text:style-name="P1"><text:span text:style-name="T3">/</text:span></text:p>
            <text:p text:style-name="P1"><text:span text:style-name="T3">32</text:span></text:p>
          </draw:text-box>
        </draw:frame>
        <draw:line draw:style-name="gr4" draw:text-style-name="P4" draw:layer="layout" svg:x1="15.986cm" svg:y1="13.7cm" svg:x2="18.018cm" svg:y2="13.7cm">
          <text:p/>
        </draw:line>
        <draw:line draw:style-name="gr4" draw:text-style-name="P4" draw:layer="layout" svg:x1="15.986cm" svg:y1="13.065cm" svg:x2="18.018cm" svg:y2="13.065cm">
          <text:p/>
        </draw:line>
        <draw:line draw:style-name="gr4" draw:text-style-name="P4" draw:layer="layout" svg:x1="15.986cm" svg:y1="12.303cm" svg:x2="18.018cm" svg:y2="12.303cm">
          <text:p/>
        </draw:line>
        <draw:line draw:style-name="gr4" draw:text-style-name="P4" draw:layer="layout" svg:x1="15.986cm" svg:y1="10.144cm" svg:x2="18.018cm" svg:y2="10.144cm">
          <text:p/>
        </draw:line>
        <draw:line draw:style-name="gr4" draw:text-style-name="P4" draw:layer="layout" svg:x1="15.986cm" svg:y1="11.668cm" svg:x2="18.018cm" svg:y2="11.668cm">
          <text:p/>
        </draw:line>
        <draw:line draw:style-name="gr4" draw:text-style-name="P4" draw:layer="layout" svg:x1="15.986cm" svg:y1="10.906cm" svg:x2="18.018cm" svg:y2="10.906cm">
          <text:p/>
        </draw:line>
        <draw:frame draw:style-name="gr11" draw:text-style-name="P8" draw:layer="layout" svg:width="1.143cm" svg:height="0.806cm" svg:x="17.891cm" svg:y="9.719cm">
          <draw:text-box>
            <text:p text:style-name="P8"><text:span text:style-name="T2">x1</text:span></text:p>
          </draw:text-box>
        </draw:frame>
        <draw:frame draw:style-name="gr11" draw:text-style-name="P8" draw:layer="layout" svg:width="1.143cm" svg:height="0.806cm" svg:x="17.891cm" svg:y="10.481cm">
          <draw:text-box>
            <text:p text:style-name="P8"><text:span text:style-name="T2">x2</text:span></text:p>
          </draw:text-box>
        </draw:frame>
        <draw:frame draw:style-name="gr11" draw:text-style-name="P8" draw:layer="layout" svg:width="1.143cm" svg:height="0.806cm" svg:x="17.891cm" svg:y="11.243cm">
          <draw:text-box>
            <text:p text:style-name="P8"><text:span text:style-name="T2">x3</text:span></text:p>
          </draw:text-box>
        </draw:frame>
        <draw:frame draw:style-name="gr11" draw:text-style-name="P8" draw:layer="layout" svg:width="1.143cm" svg:height="0.806cm" svg:x="17.891cm" svg:y="11.922cm">
          <draw:text-box>
            <text:p text:style-name="P8"><text:span text:style-name="T2">y1</text:span></text:p>
          </draw:text-box>
        </draw:frame>
        <draw:frame draw:style-name="gr11" draw:text-style-name="P8" draw:layer="layout" svg:width="1.143cm" svg:height="0.806cm" svg:x="17.891cm" svg:y="12.64cm">
          <draw:text-box>
            <text:p text:style-name="P8"><text:span text:style-name="T2">y2</text:span></text:p>
          </draw:text-box>
        </draw:frame>
        <draw:frame draw:style-name="gr11" draw:text-style-name="P8" draw:layer="layout" svg:width="1.143cm" svg:height="0.806cm" svg:x="17.891cm" svg:y="13.319cm">
          <draw:text-box>
            <text:p text:style-name="P8"><text:span text:style-name="T2">y3</text:span></text:p>
          </draw:text-box>
        </draw:frame>
        <draw:frame draw:style-name="gr12" draw:text-style-name="P6" draw:layer="layout" svg:width="1.397cm" svg:height="1.039cm" svg:x="16.113cm" svg:y="9.89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12" draw:text-style-name="P6" draw:layer="layout" svg:width="1.397cm" svg:height="1.039cm" svg:x="16.113cm" svg:y="10.652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12" draw:text-style-name="P6" draw:layer="layout" svg:width="1.397cm" svg:height="1.039cm" svg:x="16.113cm" svg:y="11.391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12" draw:text-style-name="P6" draw:layer="layout" svg:width="1.397cm" svg:height="1.039cm" svg:x="16.113cm" svg:y="12.026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12" draw:text-style-name="P6" draw:layer="layout" svg:width="1.397cm" svg:height="1.039cm" svg:x="16.113cm" svg:y="12.788cm">
          <draw:text-box>
            <text:p text:style-name="P1"><text:span text:style-name="T3">/</text:span></text:p>
            <text:p text:style-name="P1"><text:span text:style-name="T3">16</text:span></text:p>
          </draw:text-box>
        </draw:frame>
        <draw:frame draw:style-name="gr12" draw:text-style-name="P6" draw:layer="layout" svg:width="1.397cm" svg:height="1.039cm" svg:x="16.113cm" svg:y="13.446cm">
          <draw:text-box>
            <text:p text:style-name="P1"><text:span text:style-name="T3">/</text:span></text:p>
            <text:p text:style-name="P1"><text:span text:style-name="T3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19:16:51.562923309</meta:creation-date>
    <dc:date>2016-04-30T19:31:14.602320116</dc:date>
    <dc:creator>Mentor Graphics</dc:creator>
    <meta:editing-duration>P0D</meta:editing-duration>
    <meta:editing-cycles>1</meta:editing-cycles>
    <meta:document-statistic meta:object-count="57"/>
    <meta:generator>LibreOffice/4.2.8.2$Linux_X86_64 LibreOffice_project/420$Build-2</meta:generator>
  </office:meta>
</office:document-meta>
</file>